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01e674c"/>
    </style:style>
    <style:style style:name="P2" style:family="paragraph" style:parent-style-name="Standard">
      <style:text-properties fo:language="en" fo:country="GB" officeooo:rsid="001fe4e1" officeooo:paragraph-rsid="001fe4e1"/>
    </style:style>
    <style:style style:name="P3" style:family="paragraph" style:parent-style-name="Standard">
      <style:text-properties fo:language="en" fo:country="GB" officeooo:rsid="0031db4c" officeooo:paragraph-rsid="0031db4c"/>
    </style:style>
    <style:style style:name="P4" style:family="paragraph" style:parent-style-name="Standard">
      <style:text-properties fo:language="en" fo:country="GB" officeooo:rsid="00428159" officeooo:paragraph-rsid="00428159"/>
    </style:style>
    <style:style style:name="P5" style:family="paragraph" style:parent-style-name="Standard">
      <style:text-properties fo:language="en" fo:country="GB" officeooo:rsid="00436fa8" officeooo:paragraph-rsid="00436fa8"/>
    </style:style>
    <style:style style:name="P6" style:family="paragraph" style:parent-style-name="Standard">
      <style:text-properties fo:language="en" fo:country="GB" officeooo:rsid="003fee8b" officeooo:paragraph-rsid="0031db4c"/>
    </style:style>
    <style:style style:name="P7" style:family="paragraph" style:parent-style-name="Standard">
      <style:text-properties fo:language="en" fo:country="GB" officeooo:rsid="00443ade" officeooo:paragraph-rsid="00443ade"/>
    </style:style>
    <style:style style:name="P8" style:family="paragraph" style:parent-style-name="Standard">
      <style:text-properties fo:language="en" fo:country="GB" officeooo:rsid="0044e5f3" officeooo:paragraph-rsid="0044e5f3"/>
    </style:style>
    <style:style style:name="P9" style:family="paragraph" style:parent-style-name="Standard">
      <style:text-properties fo:language="en" fo:country="GB" officeooo:rsid="00480ac5" officeooo:paragraph-rsid="00480ac5"/>
    </style:style>
    <style:style style:name="P10" style:family="paragraph" style:parent-style-name="Standard">
      <style:text-properties fo:language="en" fo:country="GB" officeooo:rsid="0048e246" officeooo:paragraph-rsid="0048e246"/>
    </style:style>
    <style:style style:name="P11" style:family="paragraph" style:parent-style-name="Standard">
      <style:text-properties fo:language="en" fo:country="GB" officeooo:rsid="00490478" officeooo:paragraph-rsid="00490478"/>
    </style:style>
    <style:style style:name="P12" style:family="paragraph" style:parent-style-name="Standard">
      <style:text-properties fo:language="en" fo:country="GB" officeooo:rsid="004e4ce0" officeooo:paragraph-rsid="004e4ce0"/>
    </style:style>
    <style:style style:name="P13" style:family="paragraph" style:parent-style-name="Standard">
      <style:text-properties fo:language="en" fo:country="GB" officeooo:rsid="00501a80" officeooo:paragraph-rsid="00501a80"/>
    </style:style>
    <style:style style:name="P14" style:family="paragraph" style:parent-style-name="Standard">
      <style:paragraph-properties fo:break-before="page"/>
      <style:text-properties fo:font-size="20pt" fo:language="en" fo:country="GB" fo:font-weight="bold" officeooo:rsid="004cee9c" officeooo:paragraph-rsid="004cee9c" style:font-size-asian="17.5pt" style:font-weight-asian="bold" style:font-size-complex="20pt" style:font-weight-complex="bold"/>
    </style:style>
    <style:style style:name="P15" style:family="paragraph" style:parent-style-name="Standard">
      <style:text-properties fo:language="en" fo:country="GB" fo:font-weight="normal" officeooo:rsid="00490478" officeooo:paragraph-rsid="00490478" style:font-weight-asian="normal" style:font-weight-complex="normal"/>
    </style:style>
    <style:style style:name="P16" style:family="paragraph" style:parent-style-name="Standard">
      <style:text-properties fo:language="en" fo:country="GB" fo:font-weight="normal" officeooo:rsid="004cee9c" officeooo:paragraph-rsid="004cee9c" style:font-weight-asian="normal" style:font-weight-complex="normal"/>
    </style:style>
    <style:style style:name="P17" style:family="paragraph" style:parent-style-name="Standard">
      <style:text-properties fo:language="en" fo:country="GB" fo:font-weight="normal" officeooo:rsid="004e4ce0" officeooo:paragraph-rsid="004e4ce0" style:font-weight-asian="normal" style:font-weight-complex="normal"/>
    </style:style>
    <style:style style:name="P18" style:family="paragraph" style:parent-style-name="Standard">
      <style:text-properties fo:language="en" fo:country="GB" fo:font-weight="normal" officeooo:rsid="004f3ae6" officeooo:paragraph-rsid="004f3ae6" style:font-weight-asian="normal" style:font-weight-complex="normal"/>
    </style:style>
    <style:style style:name="P19" style:family="paragraph" style:parent-style-name="Standard">
      <style:text-properties fo:language="en" fo:country="GB" fo:font-weight="normal" officeooo:rsid="00501a80" officeooo:paragraph-rsid="00501a80" style:font-weight-asian="normal" style:font-weight-complex="normal"/>
    </style:style>
    <style:style style:name="P20" style:family="paragraph" style:parent-style-name="Standard">
      <style:text-properties fo:language="en" fo:country="GB" fo:font-weight="normal" officeooo:rsid="00519068" officeooo:paragraph-rsid="00519068" style:font-weight-asian="normal" style:font-weight-complex="normal"/>
    </style:style>
    <style:style style:name="T1" style:family="text">
      <style:text-properties officeooo:rsid="001fe4e1"/>
    </style:style>
    <style:style style:name="T2" style:family="text">
      <style:text-properties officeooo:rsid="001e674c"/>
    </style:style>
    <style:style style:name="T3" style:family="text">
      <style:text-properties officeooo:rsid="0040858a"/>
    </style:style>
    <style:style style:name="T4" style:family="text">
      <style:text-properties officeooo:rsid="0030177c"/>
    </style:style>
    <style:style style:name="T5" style:family="text">
      <style:text-properties officeooo:rsid="00428159"/>
    </style:style>
    <style:style style:name="T6" style:family="text">
      <style:text-properties officeooo:rsid="00436fa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443ad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504455" style:font-weight-asian="normal" style:font-weight-complex="normal"/>
    </style:style>
    <style:style style:name="T11" style:family="text">
      <style:text-properties fo:font-weight="normal" officeooo:rsid="00510ce8" style:font-weight-asian="normal" style:font-weight-complex="normal"/>
    </style:style>
    <style:style style:name="T12" style:family="text">
      <style:text-properties officeooo:rsid="004af644"/>
    </style:style>
    <style:style style:name="T13" style:family="text">
      <style:text-properties officeooo:rsid="004af8ea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5208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<text:span text:style-name="T5">2</text:span>. P-<text:span text:style-name="T5">3</text:span><text:span text:style-name="T4">6</text:span></text:p>
      <text:p text:style-name="P4"><text:span text:style-name="T4"><text:tab/>1,</text:span><text:span text:style-name="T6">2,</text:span>3,5,7</text:p>
      <text:p text:style-name="P3"/>
      <text:p text:style-name="P5">Act 4a <text:span text:style-name="T8">P-36</text:span>:</text:p>
      <text:p text:style-name="P5">1.<text:span text:style-name="T7">Six people who work in medicine</text:span></text:p>
      <text:p text:style-name="P5">Anaesthretist, Midwife, Pharmacist, Psychiatrist, Radiologist, Surgeon </text:p>
      <text:p text:style-name="P5"/>
      <text:p text:style-name="P5">2.<text:span text:style-name="T7">Six treatments or types of drug</text:span></text:p>
      <text:p text:style-name="P5">Antibiotic, Injection, morphine, painkiller, physiotherapy, transplant</text:p>
      <text:p text:style-name="P5"/>
      <text:p text:style-name="P5">3.<text:span text:style-name="T7">Six medical conditions</text:span></text:p>
      <text:p text:style-name="P5">Alzheimer’s, Arthrisits, Cancer, Chest infection, diabetes, heart diesease</text:p>
      <text:p text:style-name="P6"/>
      <text:p text:style-name="P7">Act 4b P-36</text:p>
      <text:p text:style-name="P8">1.Anaesthetist</text:p>
      <text:p text:style-name="P8">2.Physiotherapy</text:p>
      <text:p text:style-name="P8">3.Transplant</text:p>
      <text:p text:style-name="P8">4.Diabetes</text:p>
      <text:p text:style-name="P8">5.Psychriatrist</text:p>
      <text:p text:style-name="P8">6.Injection</text:p>
      <text:p text:style-name="P8">7. Heart diseases</text:p>
      <text:p text:style-name="P8"/>
      <text:p text:style-name="P9">Ex2.</text:p>
      <text:p text:style-name="P9">Blindness, </text:p>
      <text:p text:style-name="P9"/>
      <text:p text:style-name="P9">Ex3.</text:p>
      <text:p text:style-name="P9">Extract 1 goes with “g”</text:p>
      <text:p text:style-name="P9">Extract 2 goes with “a”</text:p>
      <text:p text:style-name="P9">Extract 3 goes with “d”</text:p>
      <text:p text:style-name="P9">Extract 4 goes with “b”</text:p>
      <text:p text:style-name="P9">Extract 5 goes with “e”</text:p>
      <text:p text:style-name="P9">Extract 6 goes with “I”</text:p>
      <text:p text:style-name="P9"/>
      <text:p text:style-name="P10">Ex5b P-40</text:p>
      <text:p text:style-name="P10">1.Has he <text:span text:style-name="T7">recovered from</text:span><text:span text:style-name="T9"> his illness yet?</text:span></text:p>
      <text:p text:style-name="P10">2.I feel very lonely and I <text:span text:style-name="T7">suffer from</text:span><text:span text:style-name="T9"> depression</text:span></text:p>
      <text:p text:style-name="P10">3.<text:span text:style-name="T12">He spent five years </text:span><text:span text:style-name="T7">caring for...</text:span></text:p>
      <text:p text:style-name="P10">4.<text:span text:style-name="T12">This net should </text:span><text:span text:style-name="T7">protect </text:span><text:span text:style-name="T9">you </text:span><text:span text:style-name="T7">from</text:span><text:span text:style-name="T9"> mosquitoes.</text:span></text:p>
      <text:p text:style-name="P10">5.<text:span text:style-name="T12">Parents are often anxious and </text:span><text:span text:style-name="T7">worried about...</text:span></text:p>
      <text:p text:style-name="P10">6.The doctor <text:span text:style-name="T7">agreeds with...</text:span></text:p>
      <text:p text:style-name="P10">7. You neet to concentrate and <text:span text:style-name="T7">focus on</text:span><text:span text:style-name="T9"> your exam</text:span></text:p>
      <text:p text:style-name="P10">8.You have to… <text:span text:style-name="T7">succed in</text:span><text:span text:style-name="T9"> medicine</text:span></text:p>
      <text:p text:style-name="P10"/>
      <text:p text:style-name="P11">Ex6a P-40</text:p>
      <text:p text:style-name="P11">1. What do you complain <text:span text:style-name="T7"><text:s/>about</text:span><text:span text:style-name="T9"> the most?</text:span></text:p>
      <text:p text:style-name="P11">2. Who is the most difficult person you have to deal <text:span text:style-name="T7">with?</text:span></text:p>
      <text:p text:style-name="P11">3. What courses have you applied <text:span text:style-name="T7">for</text:span><text:span text:style-name="T9"> recently?</text:span></text:p>
      <text:p text:style-name="P11">4. What subject have you / would you like to specialise <text:span text:style-name="T7">in?</text:span></text:p>
      <text:p text:style-name="P11">5. Wh<text:span text:style-name="T13">y</text:span> can you rely <text:span text:style-name="T7">on</text:span><text:span text:style-name="T9"> the most?</text:span></text:p>
      <text:p text:style-name="P14">Grammar: Future</text:p>
      <text:p text:style-name="P15"/>
      <text:p text:style-name="P16">En la pagina 132 hay información sobre la gramatica.</text:p>
      <text:p text:style-name="P17">FUTURE CONTINUOUS:</text:p>
      <text:p text:style-name="P17">Usado para expresar una accion que se está haciendo en el futuro. “I will be working tomorrow in the garden.”</text:p>
      <text:p text:style-name="P16"/>
      <text:p text:style-name="P17">GOING TO:</text:p>
      <text:p text:style-name="P12"><text:span text:style-name="T9">Se usa para intenciones… Solo intenciones. “Voy a comprarme un ordenador” (tengo intencion de ello pero aun no lo he pedido por internet). </text:span><text:span text:style-name="T14">Se confunde con el verbo to go. “Voy a comerme un filete”</text:span></text:p>
      <text:p text:style-name="P16"/>
      <text:p text:style-name="P17">PRESEENT CONTINUOS</text:p>
      <text:p text:style-name="P17">Se usa para planes en el futuro</text:p>
      <text:p text:style-name="P17"/>
      <text:p text:style-name="P17">-------</text:p>
      <text:p text:style-name="P17">Ex1. P133</text:p>
      <text:p text:style-name="P17">1. <text:tab/>1 with b. <text:tab/><text:tab/><text:tab/>2 with a.</text:p>
      <text:p text:style-name="P17">2. <text:tab/>1 with b. (intention)<text:tab/><text:tab/>2 with a.</text:p>
      <text:p text:style-name="P17">3.<text:tab/>1 with a<text:tab/><text:tab/>2 with b</text:p>
      <text:p text:style-name="P17">4.<text:tab/>1 with b (intencion)<text:tab/><text:tab/>2 with a</text:p>
      <text:p text:style-name="P17">5.<text:tab/>1 with b<text:tab/><text:tab/><text:tab/>2 with a (intencion)</text:p>
      <text:p text:style-name="P17"/>
      <text:p text:style-name="P18">Ex 9. P-40</text:p>
      <text:p text:style-name="P13"><text:span text:style-name="T9">1.</text:span><text:span text:style-name="T10">will form</text:span></text:p>
      <text:p text:style-name="P13"><text:span text:style-name="T9">2.</text:span><text:span text:style-name="T10">will have expanded</text:span></text:p>
      <text:p text:style-name="P13"><text:span text:style-name="T9">3.</text:span><text:span text:style-name="T10">will have become</text:span></text:p>
      <text:p text:style-name="P13"><text:span text:style-name="T9">4. </text:span><text:span text:style-name="T10">will pubblish </text:span><text:span text:style-name="T11">(lo haremos) // are going to pubblish (tenemos intencion de hacerlo)</text:span></text:p>
      <text:p text:style-name="P13"><text:span text:style-name="T9">5.</text:span><text:span text:style-name="T10">will revolutionise</text:span></text:p>
      <text:p text:style-name="P13"><text:span text:style-name="T9">6.</text:span><text:span text:style-name="T10">will give </text:span></text:p>
      <text:p text:style-name="P13"><text:span text:style-name="T9">7.</text:span><text:span text:style-name="T10">will include</text:span></text:p>
      <text:p text:style-name="P13"><text:span text:style-name="T9">8.</text:span><text:span text:style-name="T10">will permit</text:span></text:p>
      <text:p text:style-name="P13"><text:span text:style-name="T9">9.</text:span><text:span text:style-name="T10">will have made</text:span></text:p>
      <text:p text:style-name="P19"/>
      <text:p text:style-name="P20">27/10/2020</text:p>
      <text:p text:style-name="P20">Ex4 P-44</text:p>
      <text:p text:style-name="P20">1.<text:span text:style-name="T15">co and com</text:span></text:p>
      <text:p text:style-name="P20">2.<text:span text:style-name="T15">org</text:span></text:p>
      <text:p text:style-name="P20">3.<text:span text:style-name="T15">net</text:span></text:p>
      <text:p text:style-name="P20">4.<text:span text:style-name="T15">edu or ac</text:span></text:p>
      <text:p text:style-name="P20">5.<text:span text:style-name="T15">gov</text:span></text:p>
      <text:p text:style-name="P20"/>
      <text:p text:style-name="P20">Ex5 P-44</text:p>
      <text:p text:style-name="P20">.de alemania</text:p>
      <text:p text:style-name="P20">.ch: Suiza</text:p>
      <text:p text:style-name="P20">.cn: china</text:p>
      <text:p text:style-name="P20">dk. Denmark</text:p>
      <text:p text:style-name="P20">uz.uzfeggistan</text:p>
      <text:p text:style-name="P20">.in india</text:p>
      <text:p text:style-name="P20">jp. japan</text:p>
      <text:p text:style-name="P20"><text:soft-page-break/>ar. argentina</text:p>
      <text:p text:style-name="P20">br. brasil</text:p>
      <text:p text:style-name="P20">ua. ucraina</text:p>
      <text:p text:style-name="P20">sg. singapur</text:p>
      <text:p text:style-name="P20">th. thailand</text:p>
      <text:p text:style-name="P20">vn vietnam</text:p>
      <text:p text:style-name="P20">it. italy</text:p>
      <text:p text:style-name="P20">hu hungry</text:p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e674c"/>
    </style:style>
    <style:style style:name="MT1" style:family="text">
      <style:text-properties officeooo:rsid="001fe4e1"/>
    </style:style>
    <style:style style:name="MT2" style:family="text">
      <style:text-properties officeooo:rsid="001e674c"/>
    </style:style>
    <style:style style:name="MT3" style:family="text">
      <style:text-properties officeooo:rsid="004085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dades</text:span><text:span text:style-name="MT2"> Andreu Ingles Tema </text:span><text:span text:style-name="MT3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9T16:00:17.962000000</meta:creation-date>
    <dc:date>2020-10-27T13:27:19.150000000</dc:date>
    <meta:editing-duration>PT7H14M32S</meta:editing-duration>
    <meta:editing-cycles>61</meta:editing-cycles>
    <meta:generator>LibreOffice/7.0.1.2$Windows_X86_64 LibreOffice_project/7cbcfc562f6eb6708b5ff7d7397325de9e764452</meta:generator>
    <meta:document-statistic meta:table-count="0" meta:image-count="0" meta:object-count="0" meta:page-count="3" meta:paragraph-count="90" meta:word-count="398" meta:character-count="2270" meta:non-whitespace-character-count="1947"/>
  </office:meta>
</office:document-meta>
</file>